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media/image5.emf" manifest:media-type=""/>
  <manifest:file-entry manifest:full-path="media/image6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árrafodelista" style:master-page-name="MP0" style:list-style-name="LFO1" style:family="paragraph">
      <style:paragraph-properties fo:break-before="page" style:contextual-spacing="false" fo:margin-top="0.1666in"/>
    </style:style>
    <style:style style:name="P2" style:parent-style-name="Párrafodelista" style:list-style-name="LFO1" style:family="paragraph">
      <style:paragraph-properties style:contextual-spacing="false" fo:margin-top="0.1666in"/>
    </style:style>
    <style:style style:name="P3" style:parent-style-name="Normal" style:family="paragraph">
      <style:paragraph-properties fo:margin-top="0.1666in"/>
    </style:style>
    <style:style style:name="P4" style:parent-style-name="Normal" style:family="paragraph">
      <style:paragraph-properties fo:text-align="center" fo:margin-top="0.1666in"/>
    </style:style>
    <style:style style:name="P5" style:parent-style-name="Normal" style:family="paragraph">
      <style:paragraph-properties fo:margin-top="0.1666in"/>
    </style:style>
    <style:style style:name="P6" style:parent-style-name="Normal" style:family="paragraph">
      <style:paragraph-properties fo:text-align="center" fo:margin-top="0.1666in"/>
    </style:style>
    <style:style style:name="P7" style:parent-style-name="Normal" style:family="paragraph">
      <style:paragraph-properties fo:margin-top="0.1666in"/>
    </style:style>
    <style:style style:name="T8" style:parent-style-name="Fuentedepárrafopredeter." style:family="text">
      <style:text-properties fo:font-weight="bold" style:font-weight-asian="bold"/>
    </style:style>
    <style:style style:name="T9" style:parent-style-name="Fuentedepárrafopredeter." style:family="text">
      <style:text-properties fo:font-weight="bold" style:font-weight-asian="bold"/>
    </style:style>
    <style:style style:name="T10" style:parent-style-name="Fuentedepárrafopredeter." style:family="text">
      <style:text-properties fo:font-weight="bold" style:font-weight-asian="bold"/>
    </style:style>
    <style:style style:name="T11" style:parent-style-name="Fuentedepárrafopredeter." style:family="text">
      <style:text-properties fo:font-weight="bold" style:font-weight-asian="bold"/>
    </style:style>
    <style:style style:name="P12" style:parent-style-name="Párrafodelista" style:list-style-name="LFO2" style:family="paragraph">
      <style:paragraph-properties style:contextual-spacing="false" fo:margin-top="0.1666in" fo:margin-left="0.4958in" fo:text-indent="-0.2479in">
        <style:tab-stops/>
      </style:paragraph-properties>
    </style:style>
    <style:style style:name="T13" style:parent-style-name="Fuentedepárrafopredeter." style:family="text">
      <style:text-properties fo:font-weight="bold" style:font-weight-asian="bold"/>
    </style:style>
    <style:style style:name="P14" style:parent-style-name="Párrafodelista" style:list-style-name="LFO2" style:family="paragraph">
      <style:paragraph-properties style:contextual-spacing="false" fo:margin-top="0.1666in" fo:margin-left="0.4958in" fo:text-indent="-0.2479in">
        <style:tab-stops/>
      </style:paragraph-properties>
    </style:style>
    <style:style style:name="T15" style:parent-style-name="Fuentedepárrafopredeter." style:family="text">
      <style:text-properties fo:font-weight="bold" style:font-weight-asian="bold"/>
    </style:style>
    <style:style style:name="P16" style:parent-style-name="Párrafodelista" style:list-style-name="LFO2" style:family="paragraph">
      <style:paragraph-properties style:contextual-spacing="false" fo:margin-top="0.1666in" fo:margin-left="0.4958in" fo:text-indent="-0.2479in">
        <style:tab-stops/>
      </style:paragraph-properties>
    </style:style>
    <style:style style:name="T17" style:parent-style-name="Fuentedepárrafopredeter." style:family="text">
      <style:text-properties fo:font-weight="bold" style:font-weight-asian="bold"/>
    </style:style>
    <style:style style:name="P18" style:parent-style-name="Párrafodelista" style:list-style-name="LFO2" style:family="paragraph">
      <style:paragraph-properties style:contextual-spacing="false" fo:margin-top="0.1666in" fo:margin-left="0.4958in" fo:text-indent="-0.2479in">
        <style:tab-stops/>
      </style:paragraph-properties>
    </style:style>
    <style:style style:name="T19" style:parent-style-name="Fuentedepárrafopredeter." style:family="text">
      <style:text-properties fo:font-weight="bold" style:font-weight-asian="bold"/>
    </style:style>
    <style:style style:name="P20" style:parent-style-name="Normal" style:family="paragraph">
      <style:paragraph-properties fo:margin-top="0.1666in"/>
    </style:style>
    <style:style style:name="P21" style:parent-style-name="Párrafodelista" style:list-style-name="LFO3" style:family="paragraph">
      <style:paragraph-properties fo:margin-top="0.1666in"/>
    </style:style>
    <style:style style:name="T22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3" style:parent-style-name="Lista2" style:family="paragraph">
      <style:paragraph-properties fo:text-align="center" fo:margin-left="0.5in" fo:text-indent="-0.25in">
        <style:tab-stops/>
      </style:paragraph-properties>
    </style:style>
    <style:style style:name="P24" style:parent-style-name="Lista2" style:family="paragraph">
      <style:paragraph-properties fo:margin-left="0.5in" fo:text-indent="-0.25in">
        <style:tab-stops/>
      </style:paragraph-properties>
      <style:text-properties style:font-name="Trebuchet MS" style:font-name-complex="Arial" fo:font-weight="bold" style:font-weight-asian="bold" fo:font-size="10pt" style:font-size-asian="10pt" style:font-size-complex="10pt"/>
    </style:style>
    <style:style style:name="T25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26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7" style:parent-style-name="Párrafodelista" style:family="paragraph">
      <style:paragraph-properties fo:text-align="center" fo:margin-left="0.25in">
        <style:tab-stops/>
      </style:paragraph-properties>
    </style:style>
    <style:style style:name="T28" style:parent-style-name="Fuentedepárrafopredeter." style:family="text">
      <style:text-properties style:language-asian="es" style:country-asian="ES"/>
    </style:style>
    <style:style style:name="T29" style:parent-style-name="Fuentedepárrafopredeter." style:family="text">
      <style:text-properties style:language-asian="es" style:country-asian="ES"/>
    </style:style>
    <style:style style:name="P30" style:parent-style-name="Párrafodelista" style:family="paragraph">
      <style:paragraph-properties fo:text-align="center" fo:margin-left="0.25in">
        <style:tab-stops/>
      </style:paragraph-properties>
    </style:style>
    <style:style style:name="P31" style:parent-style-name="Párrafodelista" style:list-style-name="LFO3" style:family="paragraph"/>
    <style:style style:name="T32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3" style:parent-style-name="Normal" style:family="paragraph">
      <style:paragraph-properties fo:text-align="center"/>
    </style:style>
    <style:style style:name="P34" style:parent-style-name="Párrafodelista" style:list-style-name="LFO3" style:family="paragraph"/>
    <style:style style:name="T35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6" style:parent-style-name="Párrafodelista" style:family="paragraph">
      <style:paragraph-properties fo:text-align="center" fo:margin-left="0.25in">
        <style:tab-stops/>
      </style:paragraph-properties>
    </style:style>
    <style:style style:name="T37" style:parent-style-name="Fuentedepárrafopredeter." style:family="text">
      <style:text-properties style:language-asian="es" style:country-asian="ES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list text:style-name="LFO1" text:continue-numbering="true">
        <text:list-item>
          <text:p text:style-name="P1">Los atributos comunes se asignan al supertipo y los atributos específicos se asocian al subtipo correspondiente, es decir, todo atributo del supertipo pasa a ser un atributo de los subtipos.</text:p>
        </text:list-item>
        <text:list-item>
          <text:p text:style-name="P2">La <text:s/>especialización de un tipo de entidad es un conjunto de subtipos que pueden ser EXCLUSIVOS o INCLUSIVOS.</text:p>
        </text:list-item>
      </text:list>
      <text:p text:style-name="P3">Representaciones gráficas del <text:s/>ES-UN:</text:p>
      <text:p text:style-name="P4"><draw:frame draw:style-name="a0" draw:name="Imagen 36" text:anchor-type="as-char" svg:x="0in" svg:y="0in" svg:width="3.75186in" svg:height="1.68117in" style:rel-width="scale" style:rel-height="scale"><draw:image xlink:href="media/image1.emf" xlink:type="simple" xlink:show="embed" xlink:actuate="onLoad"/><svg:title/><svg:desc/></draw:frame></text:p>
      <text:p text:style-name="P5">Representaciones gráficas del <text:s/>ES-UN con exclusividad:</text:p>
      <text:p text:style-name="P6"><draw:frame draw:style-name="a1" draw:name="Imagen 37" text:anchor-type="as-char" svg:x="0in" svg:y="0in" svg:width="2.95738in" svg:height="1.65008in" style:rel-width="scale" style:rel-height="scale"><draw:image xlink:href="media/image2.emf" xlink:type="simple" xlink:show="embed" xlink:actuate="onLoad"/><svg:title/><svg:desc/></draw:frame></text:p>
      <text:p text:style-name="P7">Hay varios tipos de especialización que dependen de dos parámetros: si es<text:s/><text:span text:style-name="T8">inclusiva</text:span><text:s/>o<text:s/><text:span text:style-name="T9">exclusiva</text:span><text:s/>y si es<text:s/><text:span text:style-name="T10">total</text:span><text:s/>o<text:s/><text:span text:style-name="T11">parcial</text:span>.</text:p>
      <text:list text:style-name="LFO2" text:continue-numbering="true">
        <text:list-item>
          <text:p text:style-name="P12"><text:span text:style-name="T13">Exclusiva</text:span>, (sin solapamiento), una ocurrencia de la entidad superconjunto es una ocurrencia de una y sólo una entidad subconjunto. Se representa gráficamente con un arco que une todas las líneas que salen de la relación.</text:p>
        </text:list-item>
        <text:list-item>
          <text:p text:style-name="P14"><text:span text:style-name="T15">Inclusiva</text:span>, (con solapamiento), una ocurrencia de la entidad superconjunto puede ser una ocurrencia de varias entidades subconjunto a la vez. Se representa gráficamente sin poner el arco.</text:p>
        </text:list-item>
        <text:list-item>
          <text:p text:style-name="P16"><text:span text:style-name="T17">Total</text:span>, (obligatoria), una ocurrencia de la entidad superconjunto obligatoriamente debe ser una ocurrencia de alguna entidad subconjunto. Se representa colocando un círculo sobre la relación.</text:p>
        </text:list-item>
        <text:list-item>
          <text:p text:style-name="P18"><text:span text:style-name="T19">Parcial</text:span>, (opcional), una ocurrencia de la entidad superconjunto puede no ser una ocurrencia de ninguna entidad subconjunto. Se representa sin el círculo.</text:p>
        </text:list-item>
      </text:list>
      <text:soft-page-break/>
      <text:p text:style-name="P20">En síntesis, las relaciones jerárquicas pueden ser (mediante ejemplos):</text:p>
      <text:list text:style-name="LFO3" text:continue-numbering="true">
        <text:list-item>
          <text:p text:style-name="P21"><text:span text:style-name="T22">Exclusiva total</text:span>: en función de la edad, se subdivide la entidad persona en niño, adulto y anciano. Es exclusiva porque un niño no es a la vez un adulto ni un anciano. Es total porque una persona seguro que es una de las tres.</text:p>
        </text:list-item>
      </text:list>
      <text:h text:style-name="P23" text:outline-level="3"><draw:frame draw:style-name="a2" draw:name="Imagen 39" text:anchor-type="as-char" svg:x="0in" svg:y="0in" svg:width="1.79273in" svg:height="1.61865in" style:rel-width="scale" style:rel-height="scale"><draw:image xlink:href="media/image3.emf" xlink:type="simple" xlink:show="embed" xlink:actuate="onLoad"/><svg:title/><svg:desc/></draw:frame></text:h>
      <text:h text:style-name="P24" text:outline-level="3"/>
      <text:p text:style-name="Normal"><text:span text:style-name="T25">E</text:span><text:span text:style-name="T26">xclusiva parcial</text:span>: una enfermedad se cataloga como vírica o bacteriana. Es exclusiva porque si es vírica no puede ser bacteriana. Es parcial porque existen enfermedades que no son ni víricas ni bacterianas</text:p>
      <text:p text:style-name="P27"><text:span text:style-name="T28"><draw:frame draw:z-index="251659264" draw:id="id0" draw:style-name="a3" draw:name="Cuadro de texto 1" text:anchor-type="paragraph" svg:x="1.18819in" svg:y="0.42986in" svg:width="1.43194in" svg:height="0.63056in" style:rel-width="scale" style:rel-height="scale"><draw:text-box><text:p text:style-name="Normal">Implementación con trigger</text:p></draw:text-box><svg:title/><svg:desc/></draw:frame></text:span><text:span text:style-name="T29"><draw:frame draw:style-name="a4" draw:name="Imagen 40" text:anchor-type="as-char" svg:x="0in" svg:y="0in" svg:width="1.77169in" svg:height="1.64353in" style:rel-width="scale" style:rel-height="scale"><draw:image xlink:href="media/image4.emf" xlink:type="simple" xlink:show="embed" xlink:actuate="onLoad"/><svg:title/><svg:desc/></draw:frame></text:span></text:p>
      <text:p text:style-name="P30"/>
      <text:list text:style-name="LFO3" text:continue-numbering="true">
        <text:list-item>
          <text:p text:style-name="P31"><text:span text:style-name="T32">Inclusiva total</text:span>: un mamífero en función del medio en el que vive se puede catalogar como acuático, volador o terrestre. Es inclusiva porque <text:s/>hay mamíferos que se ubican en varias de las entidades subconjunto a la vez. Es total porque no existe ningún mamífero que no se pueda clasificar en alguno de los subconjuntos.</text:p>
        </text:list-item>
      </text:list>
      <text:p text:style-name="P33"><draw:frame draw:style-name="a5" draw:name="Imagen 41" text:anchor-type="as-char" svg:x="0in" svg:y="0in" svg:width="2.23372in" svg:height="1.62476in" style:rel-width="scale" style:rel-height="scale"><draw:image xlink:href="media/image5.emf" xlink:type="simple" xlink:show="embed" xlink:actuate="onLoad"/><svg:title/><svg:desc/></draw:frame></text:p>
      <text:list text:style-name="LFO3" text:continue-numbering="true">
        <text:list-item>
          <text:p text:style-name="P34"><text:span text:style-name="T35">Inclusiva parcial</text:span>: en función de la ocupación que tenga una persona, se la puede catalogar como estudiante o trabajador. Es inclusiva porque una persona puede ser estudiante y trabajador a la vez. Es parcial, porque existen personas que no son ni estudiantes ni trabajadores.</text:p>
        </text:list-item>
      </text:list>
      <text:soft-page-break/>
      <text:p text:style-name="P36"><text:span text:style-name="T37"><draw:frame draw:style-name="a6" draw:name="Imagen 42" text:anchor-type="as-char" svg:x="0in" svg:y="0in" svg:width="2.31446in" svg:height="1.76687in" style:rel-width="scale" style:rel-height="scale"><draw:image xlink:href="media/image6.emf" xlink:type="simple" xlink:show="embed" xlink:actuate="onLoad"/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style:font-name-asian="Times New Roman" style:language-asian="es" style:country-asian="ES"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text-align="justify" fo:margin-top="0.0833in" fo:margin-bottom="0.0833in" fo:line-height="100%" fo:margin-left="0.5in">
        <style:tab-stops/>
      </style:paragraph-properties>
      <style:text-properties style:font-name-asian="Times New Roman" style:font-name-complex="Times New Roman" fo:font-size="12pt" style:font-size-asian="12pt" style:font-size-complex="12pt" style:language-asian="ar" style:country-asian="SA" fo:hyphenate="false"/>
    </style:style>
    <style:style style:name="Lista2" style:display-name="Lista 2" style:family="paragraph" style:parent-style-name="Normal">
      <style:paragraph-properties fo:margin-bottom="0in" fo:line-height="100%" fo:margin-left="0.393in" fo:text-indent="-0.196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onia Aranda Santos</meta:initial-creator>
    <dc:creator>Sonia Aranda Santos</dc:creator>
    <meta:creation-date>2021-09-23T10:52:00Z</meta:creation-date>
    <dc:date>2021-09-23T10:56:00Z</dc:date>
    <meta:template xlink:href="Normal" xlink:type="simple"/>
    <meta:editing-cycles>1</meta:editing-cycles>
    <meta:editing-duration>PT120S</meta:editing-duration>
    <meta:document-statistic meta:page-count="3" meta:paragraph-count="4" meta:word-count="366" meta:character-count="2377" meta:row-count="16" meta:non-whitespace-character-count="2015"/>
  </office:meta>
</office:document-meta>
</file>